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3.3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dfcce4" draw:textarea-horizontal-align="justify" draw:textarea-vertical-align="middle" draw:auto-grow-height="false" fo:min-height="0.74cm" fo:min-width="1.976cm"/>
    </style:style>
    <style:style style:name="gr4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236cm" fo:min-width="3.532cm"/>
    </style:style>
    <style:style style:name="gr7" style:family="graphic" style:parent-style-name="standard">
      <style:graphic-properties draw:textarea-horizontal-align="justify" draw:textarea-vertical-align="middle" draw:auto-grow-height="false" fo:min-height="1.236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fcce4"/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2.1cm" svg:x="1.7cm" svg:y="1.9cm">
          <text:p text:style-name="P1"><text:span text:style-name="T1">D</text:span>emographic r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2.1cm" svg:x="1.701cm" svg:y="5.801cm">
          <text:p text:style-name="P1">population <text:span text:style-name="T1">S</text:span>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cm" svg:y1="4cm" svg:x2="4.4cm" svg:y2="5.8cm">
          <text:p/>
        </draw:line>
        <draw:custom-shape draw:style-name="gr1" draw:text-style-name="P1" draw:layer="layout" svg:width="5.4cm" svg:height="2.1cm" svg:x="7.6cm" svg:y="9.3cm">
          <text:p text:style-name="P1"><text:span text:style-name="T1">D</text:span>emographic r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2.1cm" svg:x="11.501cm" svg:y="13.201cm">
          <text:p text:style-name="P1">population <text:span text:style-name="T1">S</text:span>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2.1cm" svg:x="3.202cm" svg:y="13.202cm">
          <text:p text:style-name="P1"><text:span text:style-name="T1">G</text:span>enetic divers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3cm" svg:y1="11.4cm" svg:x2="14.2cm" svg:y2="13.2cm">
          <text:p/>
        </draw:line>
        <draw:line draw:style-name="gr2" draw:text-style-name="P2" draw:layer="layout" svg:x1="10.3cm" svg:y1="11.4cm" svg:x2="5.9cm" svg:y2="13.2cm">
          <text:p/>
        </draw:line>
        <draw:custom-shape draw:style-name="gr3" draw:text-style-name="P3" draw:layer="layout" svg:width="3.5cm" svg:height="1.4cm" svg:x="13.6cm" svg:y="2.3cm">
          <text:p text:style-name="P1"><text:span text:style-name="T2">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cm" svg:height="1.1cm" svg:x="12.4cm" svg:y="4.8cm">
          <text:p text:style-name="P1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cm" svg:height="1.1cm" svg:x="14.101cm" svg:y="4.801cm">
          <text:p text:style-name="P1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cm" svg:height="1.1cm" svg:x="16.802cm" svg:y="4.802cm">
          <text:p text:style-name="P1"><text:span text:style-name="T2">X</text:span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035cm" svg:height="0.962cm" svg:x="15.565cm" svg:y="4.8cm">
          <draw:text-box>
            <text:p>...</text:p>
          </draw:text-box>
        </draw:frame>
        <draw:line draw:style-name="gr2" draw:text-style-name="P2" draw:layer="layout" svg:x1="15.3cm" svg:y1="3.7cm" svg:x2="13cm" svg:y2="4.8cm">
          <text:p/>
        </draw:line>
        <draw:line draw:style-name="gr2" draw:text-style-name="P2" draw:layer="layout" svg:x1="15.3cm" svg:y1="3.7cm" svg:x2="14.7cm" svg:y2="4.8cm">
          <text:p/>
        </draw:line>
        <draw:line draw:style-name="gr2" draw:text-style-name="P2" draw:layer="layout" svg:x1="15.3cm" svg:y1="3.7cm" svg:x2="17.3cm" svg:y2="4.8cm">
          <text:p/>
        </draw:line>
        <draw:custom-shape draw:style-name="gr1" draw:text-style-name="P1" draw:layer="layout" svg:width="5.4cm" svg:height="2.1cm" svg:x="10.601cm" svg:y="18.201cm">
          <text:p text:style-name="P1"><text:span text:style-name="T4">D</text:span>emographic r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2.1cm" svg:x="14.502cm" svg:y="22.102cm">
          <text:p text:style-name="P1">population <text:span text:style-name="T4">S</text:span>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2.1cm" svg:x="6.203cm" svg:y="22.103cm">
          <text:p text:style-name="P1"><text:span text:style-name="T4">G</text:span>enetic divers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301cm" svg:y1="20.301cm" svg:x2="17.201cm" svg:y2="22.101cm">
          <text:p/>
        </draw:line>
        <draw:line draw:style-name="gr2" draw:text-style-name="P2" draw:layer="layout" svg:x1="13.301cm" svg:y1="20.301cm" svg:x2="8.901cm" svg:y2="22.101cm">
          <text:p/>
        </draw:line>
        <draw:custom-shape draw:style-name="gr6" draw:text-style-name="P1" draw:layer="layout" svg:width="5.7cm" svg:height="2.1cm" svg:x="6.1cm" svg:y="26.004cm">
          <text:p text:style-name="P1"><text:span text:style-name="T4">C</text:span>onservation 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5.798cm" svg:height="2.1cm" svg:x="1.402cm" svg:y="18.202cm">
          <text:p text:style-name="P1">geographical <text:span text:style-name="T4">B</text:span>arr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cm" svg:y1="20.3cm" svg:x2="8.9cm" svg:y2="22.1cm">
          <text:p/>
        </draw:line>
        <draw:line draw:style-name="gr2" draw:text-style-name="P2" draw:layer="layout" svg:x1="8.9cm" svg:y1="24.2cm" svg:x2="8.9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5:08:49.564324133</meta:creation-date>
    <dc:date>2020-02-19T14:13:59.116187045</dc:date>
    <meta:editing-duration>PT19H24M49S</meta:editing-duration>
    <meta:editing-cycles>4</meta:editing-cycles>
    <meta:generator>LibreOffice/6.0.7.3$Linux_X86_64 LibreOffice_project/00m0$Build-3</meta:generator>
    <meta:document-statistic meta:object-count="25"/>
  </office:meta>
</office:document-meta>
</file>